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52168" officeooo:paragraph-rsid="00152168"/>
    </style:style>
    <style:style style:name="T1" style:family="text">
      <style:text-properties officeooo:rsid="001534ae"/>
    </style:style>
    <style:style style:name="T2" style:family="text">
      <style:text-properties officeooo:rsid="0017ed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sk 2:</text:p>
      <text:p text:style-name="P1"/>
      <text:p text:style-name="P1">- The master tells the parser which subset of documents (split) he is responsible to partition</text:p>
      <text:p text:style-name="P1"/>
      <text:p text:style-name="P1">- The master gets a pointer to the partitions from the parser</text:p>
      <text:p text:style-name="P1"/>
      <text:p text:style-name="P1">- The maste<text:span text:style-name="T1">r assings the same index (e.g. a-g) from all the partitions to one inverter. This inverter is responsible only for one partition index (e.g. a-g).</text:span></text:p>
      <text:p text:style-name="P1"/>
      <text:p text:style-name="P1">- <text:span text:style-name="T2">The Inverter reports back that he is done indexing together with a pointer to the index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1:58:44.126379793</meta:creation-date>
    <dc:date>2018-11-19T16:59:52.527083496</dc:date>
    <meta:editing-duration>PT4H40M37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5" meta:word-count="74" meta:character-count="409" meta:non-whitespace-character-count="340"/>
  </office:meta>
</office:document-meta>
</file>